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IBM Plex Mono" svg:font-family="'IBM Plex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757575" draw:opacity="100%" draw:textarea-horizontal-align="justify" draw:textarea-vertical-align="middle" draw:auto-grow-height="false" fo:min-height="6.488cm" fo:min-width="30.65cm" fo:padding-top="0.175cm" fo:padding-bottom="0.175cm" fo:padding-left="0.3cm" fo:padding-right="0.3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cm" svg:stroke-color="#000000" draw:marker-start="Half_20_Circle" draw:marker-start-width="0.35cm" draw:marker-end-width="0.35cm" svg:stroke-linecap="round" draw:fill="solid" draw:fill-color="#616161" draw:textarea-horizontal-align="left" draw:auto-grow-height="true" draw:auto-grow-width="false" fo:min-height="0.712cm" fo:min-width="0cm" fo:padding-top="0.175cm" fo:padding-bottom="0.175cm" fo:padding-left="0.3cm" fo:padding-right="0.3cm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b71c1c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b71c1c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stroke="solid" draw:stroke-dash="Dot" svg:stroke-width="0cm" svg:stroke-color="#212121" draw:marker-start-width="0.2cm" draw:marker-end-width="0.2cm" draw:stroke-linejoin="round" draw:fill="solid" draw:fill-color="#9fa8da" draw:textarea-horizontal-align="justify" draw:textarea-vertical-align="middle" draw:auto-grow-height="true" fo:min-height="0cm" fo:min-width="0cm" fo:padding-top="0.125cm" fo:padding-bottom="0.125cm" fo:padding-left="0.25cm" fo:padding-right="0.25cm" fo:wrap-option="no-wrap" draw:shadow="hidden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cm" svg:stroke-color="#1b5e20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11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1cm" svg:stroke-color="#000000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solid" draw:fill-color="#757575" draw:opacity="100%"/>
      <style:paragraph-properties fo:text-align="center" style:writing-mode="lr-tb"/>
    </style:style>
    <style:style style:name="P2" style:family="paragraph">
      <loext:graphic-properties draw:fill="solid" draw:fill-color="#616161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59d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424242"/>
      <style:paragraph-properties fo:text-align="center"/>
    </style:style>
    <style:style style:name="P6" style:family="paragraph">
      <style:paragraph-properties fo:text-align="center"/>
      <style:text-properties style:font-name="IBM Plex Mono" fo:font-size="12pt"/>
    </style:style>
    <style:style style:name="P7" style:family="paragraph">
      <loext:graphic-properties draw:fill="solid" draw:fill-color="#9fa8da"/>
      <style:paragraph-properties fo:text-align="center" style:writing-mode="lr-tb"/>
      <style:text-properties style:font-name="IBM Plex Mono" fo:font-size="12pt"/>
    </style:style>
    <style:style style:name="T1" style:family="text">
      <style:text-properties fo:font-size="12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IBM Plex Mono"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draw:style-name="gr1">
          <draw:custom-shape draw:style-name="gr2" draw:text-style-name="P1" draw:layer="layout" svg:width="31.25cm" svg:height="6.838cm" svg:x="5.5cm" svg:y="3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31.25cm" svg:height="1.062cm" svg:x="5.5cm" svg:y="3.662cm">
            <draw:text-box>
              <text:p>3) Self Certify your Request</text:p>
            </draw:text-box>
          </draw:frame>
          <draw:custom-shape draw:style-name="gr4" draw:text-style-name="P4" xml:id="id1" draw:id="id1" draw:layer="layout" svg:width="6.702cm" svg:height="0.962cm" svg:x="6.975cm" svg:y="2cm">
            <text:p text:style-name="P3">🔑 <text:span text:style-name="T1">Private key: myRootCA.ke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xml:id="id3" draw:id="id3" draw:layer="layout" svg:width="9.88cm" svg:height="0.962cm" svg:x="16.06cm" svg:y="8.3cm">
            <text:p text:style-name="P3"><text:span text:style-name="T2">🔏 </text:span><text:span text:style-name="T1">Certificate for signing code: code_signing.cr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5" draw:layer="layout" draw:type="curve" draw:line-skew="0.077cm" svg:x1="10.326cm" svg:y1="2.962cm" svg:x2="21cm" svg:y2="5.937cm" draw:start-shape="id1" draw:start-glue-point="2" draw:end-shape="id2" draw:end-glue-point="0" svg:d="M10326 2962c0 2347 10674 860 10674 2975" svg:viewBox="0 0 10675 2976">
            <text:p/>
          </draw:connector>
          <draw:connector draw:style-name="gr7" draw:text-style-name="P5" draw:layer="layout" draw:type="curve" svg:x1="21cm" svg:y1="7.077cm" svg:x2="21cm" svg:y2="8.3cm" draw:start-shape="id2" draw:start-glue-point="2" draw:end-shape="id3" draw:end-glue-point="0" svg:d="M21000 7077v1223" svg:viewBox="0 0 1 1224">
            <text:p/>
          </draw:connector>
          <draw:connector draw:style-name="gr6" draw:text-style-name="P5" draw:layer="layout" draw:type="curve" svg:x1="21cm" svg:y1="9.262cm" svg:x2="20.975cm" svg:y2="10.867cm" draw:start-shape="id3" draw:start-glue-point="2" svg:d="M21000 9262c0 1579-25 777-25 1605" svg:viewBox="0 0 26 1606">
            <text:p/>
          </draw:connector>
          <draw:custom-shape draw:style-name="gr8" draw:text-style-name="P7" xml:id="id2" draw:id="id2" draw:layer="layout" svg:width="30.3cm" svg:height="1.14cm" svg:x="5.85cm" svg:y="5.937cm">
            <text:p text:style-name="P6"><text:span text:style-name="T3">openssl x509 -req -CA myRootCA.crt -CAkey myRootCA.key </text:span><text:span text:style-name="T4">-day 4000 -in certification_request.csr -out code_signing.crt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" draw:text-style-name="P4" xml:id="id4" draw:id="id4" draw:layer="layout" svg:width="6.443cm" svg:height="0.962cm" svg:x="14.417cm" svg:y="2cm">
            <text:p text:style-name="P3">🔏 <text:span text:style-name="T1">Certificate : myRootCA.crt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5" draw:layer="layout" draw:type="curve" draw:line-skew="0.077cm" svg:x1="17.638cm" svg:y1="2.962cm" svg:x2="21cm" svg:y2="5.937cm" draw:start-shape="id4" draw:start-glue-point="2" draw:end-shape="id2" draw:end-glue-point="0" svg:d="M17638 2962c0 2347 3362 860 3362 2975" svg:viewBox="0 0 3363 2976">
            <text:p/>
          </draw:connector>
          <draw:custom-shape draw:style-name="gr11" draw:text-style-name="P4" xml:id="id5" draw:id="id5" draw:layer="layout" svg:width="7.95cm" svg:height="0.962cm" svg:x="24.875cm" svg:y="2cm">
            <text:p text:style-name="P3">🔓 <text:span text:style-name="T1">Request : certification_request.csr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5" draw:layer="layout" draw:type="curve" svg:x1="28.85cm" svg:y1="2.962cm" svg:x2="21cm" svg:y2="5.937cm" draw:start-shape="id5" draw:start-glue-point="2" draw:end-shape="id2" draw:end-glue-point="0" svg:d="M28850 2962c0 2232-7850 745-7850 2975" svg:viewBox="0 0 7851 297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IBM Plex Mono" svg:font-family="'IBM Plex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8T19:05:19.187544600</meta:creation-date>
    <dc:date>2025-10-15T18:47:03.981086100</dc:date>
    <meta:editing-duration>PT2H48M21S</meta:editing-duration>
    <meta:editing-cycles>27</meta:editing-cycles>
    <meta:generator>LibreOffice/25.2.5.2$Windows_X86_64 LibreOffice_project/03d19516eb2e1dd5d4ccd751a0d6f35f35e08022</meta:generator>
    <meta:document-statistic meta:object-count="13"/>
  </office:meta>
</office:document-meta>
</file>